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paragraph-properties fo:text-align="justify" style:justify-single-word="false"/>
      <style:text-properties officeooo:rsid="0014d3b6" officeooo:paragraph-rsid="0014d3b6"/>
    </style:style>
    <style:style style:name="P2" style:family="paragraph" style:parent-style-name="Standard">
      <style:paragraph-properties fo:text-align="justify" style:justify-single-word="false"/>
      <style:text-properties officeooo:rsid="0016456c" officeooo:paragraph-rsid="0016456c"/>
    </style:style>
    <style:style style:name="P3" style:family="paragraph" style:parent-style-name="Standard">
      <style:paragraph-properties fo:text-align="justify" style:justify-single-word="false"/>
      <style:text-properties officeooo:paragraph-rsid="0014d3b6"/>
    </style:style>
    <style:style style:name="P4" style:family="paragraph" style:parent-style-name="Standard">
      <style:paragraph-properties fo:text-align="justify" style:justify-single-word="false"/>
      <style:text-properties fo:font-size="12pt" officeooo:rsid="00171af7" officeooo:paragraph-rsid="00171af7" style:font-size-asian="10.5pt" style:font-size-complex="12pt"/>
    </style:style>
    <style:style style:name="P5" style:family="paragraph" style:parent-style-name="Standard">
      <style:paragraph-properties fo:text-align="center" style:justify-single-word="false"/>
      <style:text-properties fo:font-size="18pt" officeooo:rsid="0016456c" officeooo:paragraph-rsid="0016456c" style:font-size-asian="15.75pt" style:font-size-complex="18pt"/>
    </style:style>
    <style:style style:name="P6" style:family="paragraph" style:parent-style-name="Standard">
      <style:paragraph-properties fo:text-align="center" style:justify-single-word="false"/>
      <style:text-properties fo:font-size="18pt" officeooo:rsid="0016456c" officeooo:paragraph-rsid="001821e0" style:font-size-asian="15.75pt" style:font-size-complex="18pt"/>
    </style:style>
    <style:style style:name="P7" style:family="paragraph" style:parent-style-name="Standard">
      <style:paragraph-properties fo:text-align="justify" style:justify-single-word="false"/>
      <style:text-properties fo:font-size="18pt" officeooo:rsid="0016456c" officeooo:paragraph-rsid="0016456c" style:font-size-asian="15.75pt" style:font-size-complex="18pt"/>
    </style:style>
    <style:style style:name="P8" style:family="paragraph" style:parent-style-name="Standard">
      <style:paragraph-properties fo:text-align="center" style:justify-single-word="false"/>
      <style:text-properties fo:font-size="18pt" officeooo:rsid="00171af7" officeooo:paragraph-rsid="00171af7" style:font-size-asian="15.75pt" style:font-size-complex="18pt"/>
    </style:style>
    <style:style style:name="P9" style:family="paragraph" style:parent-style-name="Table_20_Contents">
      <style:paragraph-properties fo:text-align="justify" style:justify-single-word="false"/>
      <style:text-properties fo:font-size="14pt" officeooo:rsid="0016456c" officeooo:paragraph-rsid="0016456c" style:font-size-asian="14pt" style:font-size-complex="14pt"/>
    </style:style>
    <style:style style:name="P10" style:family="paragraph" style:parent-style-name="Standard" style:list-style-name="L1">
      <style:paragraph-properties fo:text-align="justify" style:justify-single-word="false"/>
      <style:text-properties officeooo:rsid="0014d3b6" officeooo:paragraph-rsid="0014d3b6"/>
    </style:style>
    <style:style style:name="P11" style:family="paragraph" style:parent-style-name="Standard">
      <style:paragraph-properties fo:text-align="justify" style:justify-single-word="false"/>
      <style:text-properties style:text-position="0% 100%" style:font-name="Liberation Serif1" fo:font-size="12pt" officeooo:rsid="0016456c" officeooo:paragraph-rsid="0016456c" style:font-size-asian="10.5pt" style:font-size-complex="12pt"/>
    </style:style>
    <style:style style:name="P12" style:family="paragraph" style:parent-style-name="Standard">
      <style:paragraph-properties fo:text-align="justify" style:justify-single-word="false"/>
      <style:text-properties style:text-position="0% 100%" style:font-name="Liberation Serif1" fo:font-size="12pt" officeooo:rsid="00171af7" officeooo:paragraph-rsid="00171af7" style:font-size-asian="10.5pt" style:font-size-complex="12pt"/>
    </style:style>
    <style:style style:name="P13" style:family="paragraph" style:parent-style-name="Standard">
      <style:paragraph-properties fo:text-align="start" style:justify-single-word="false"/>
      <style:text-properties style:text-position="0% 100%" style:font-name="Liberation Serif1" fo:font-size="12pt" fo:font-style="normal" officeooo:rsid="00171af7" officeooo:paragraph-rsid="001821e0" style:font-size-asian="10.5pt" style:font-style-asian="normal" style:font-size-complex="12pt" style:font-style-complex="normal"/>
    </style:style>
    <style:style style:name="P14" style:family="paragraph" style:parent-style-name="Standard">
      <style:paragraph-properties fo:text-align="justify" style:justify-single-word="false"/>
      <style:text-properties fo:font-size="12pt" officeooo:rsid="001821e0" officeooo:paragraph-rsid="001821e0" style:font-size-asian="10.5pt" style:font-size-complex="12pt"/>
    </style:style>
    <style:style style:name="P15" style:family="paragraph" style:parent-style-name="Standard">
      <style:paragraph-properties fo:text-align="justify" style:justify-single-word="false"/>
      <style:text-properties fo:font-size="12pt" officeooo:rsid="0018f62e" officeooo:paragraph-rsid="0018f62e" style:font-size-asian="10.5pt" style:font-size-complex="12pt"/>
    </style:style>
    <style:style style:name="P16" style:family="paragraph" style:parent-style-name="Standard">
      <style:paragraph-properties fo:text-align="start" style:justify-single-word="false"/>
      <style:text-properties fo:font-size="12pt" officeooo:rsid="001a281d" officeooo:paragraph-rsid="001a281d" style:font-size-asian="10.5pt" style:font-size-complex="12pt"/>
    </style:style>
    <style:style style:name="P17" style:family="paragraph" style:parent-style-name="Standard">
      <style:paragraph-properties fo:text-align="justify" style:justify-single-word="false"/>
      <style:text-properties fo:font-size="12pt" officeooo:rsid="001a281d" officeooo:paragraph-rsid="001a281d" style:font-size-asian="10.5pt" style:font-size-complex="12pt"/>
    </style:style>
    <style:style style:name="P18" style:family="paragraph" style:parent-style-name="Standard">
      <style:paragraph-properties fo:text-align="start" style:justify-single-word="false"/>
      <style:text-properties fo:font-size="12pt" officeooo:paragraph-rsid="001be88b" style:font-size-asian="10.5pt" style:font-size-complex="12pt"/>
    </style:style>
    <style:style style:name="P19" style:family="paragraph" style:parent-style-name="Standard">
      <style:paragraph-properties fo:text-align="start" style:justify-single-word="false"/>
      <style:text-properties fo:font-size="12pt" officeooo:rsid="001be88b" officeooo:paragraph-rsid="001be88b" style:font-size-asian="10.5pt" style:font-size-complex="12pt"/>
    </style:style>
    <style:style style:name="P20" style:family="paragraph" style:parent-style-name="Standard">
      <style:paragraph-properties fo:text-align="justify" style:justify-single-word="false"/>
      <style:text-properties fo:font-size="12pt" officeooo:rsid="001be88b" officeooo:paragraph-rsid="001be88b" style:font-size-asian="10.5pt" style:font-size-complex="12pt"/>
    </style:style>
    <style:style style:name="P21" style:family="paragraph" style:parent-style-name="Standard">
      <style:paragraph-properties fo:text-align="justify" style:justify-single-word="false"/>
      <style:text-properties fo:font-size="12pt" officeooo:rsid="001c0a37" officeooo:paragraph-rsid="001c0a37" style:font-size-asian="10.5pt" style:font-size-complex="12pt"/>
    </style:style>
    <style:style style:name="P22" style:family="paragraph" style:parent-style-name="Standard">
      <style:paragraph-properties fo:text-align="justify" style:justify-single-word="false"/>
      <style:text-properties officeooo:paragraph-rsid="0019835d"/>
    </style:style>
    <style:style style:name="P23" style:family="paragraph" style:parent-style-name="Standard">
      <style:paragraph-properties fo:text-align="justify" style:justify-single-word="false"/>
      <style:text-properties officeooo:paragraph-rsid="001a281d"/>
    </style:style>
    <style:style style:name="P24" style:family="paragraph" style:parent-style-name="Standard">
      <style:paragraph-properties fo:text-align="justify" style:justify-single-word="false"/>
      <style:text-properties officeooo:rsid="001a281d" officeooo:paragraph-rsid="001a281d"/>
    </style:style>
    <style:style style:name="P25" style:family="paragraph" style:parent-style-name="Standard">
      <style:paragraph-properties fo:text-align="center" style:justify-single-word="false"/>
      <style:text-properties fo:font-size="18pt" officeooo:rsid="001a281d" officeooo:paragraph-rsid="001a281d" style:font-size-asian="15.75pt" style:font-size-complex="18pt"/>
    </style:style>
    <style:style style:name="P26" style:family="paragraph" style:parent-style-name="Standard">
      <style:paragraph-properties fo:text-align="center" style:justify-single-word="false"/>
      <style:text-properties fo:font-size="18pt" officeooo:rsid="001be88b" officeooo:paragraph-rsid="001be88b" style:font-size-asian="15.75pt" style:font-size-complex="18pt"/>
    </style:style>
    <style:style style:name="P27" style:family="paragraph" style:parent-style-name="Standard">
      <style:paragraph-properties fo:text-align="center" style:justify-single-word="false"/>
      <style:text-properties fo:font-size="18pt" officeooo:rsid="0016456c" officeooo:paragraph-rsid="001be88b" style:font-size-asian="15.75pt" style:font-size-complex="18pt"/>
    </style:style>
    <style:style style:name="P28" style:family="paragraph" style:parent-style-name="Standard">
      <style:paragraph-properties fo:text-align="center" style:justify-single-word="false"/>
      <style:text-properties officeooo:paragraph-rsid="001be88b"/>
    </style:style>
    <style:style style:name="T1" style:family="text">
      <style:text-properties officeooo:rsid="0014d3b6"/>
    </style:style>
    <style:style style:name="T2" style:family="text">
      <style:text-properties officeooo:rsid="0016456c"/>
    </style:style>
    <style:style style:name="T3" style:family="text">
      <style:text-properties style:font-name="Liberation Serif1"/>
    </style:style>
    <style:style style:name="T4" style:family="text">
      <style:text-properties style:text-position="sub 58%" style:font-name="Liberation Serif1"/>
    </style:style>
    <style:style style:name="T5" style:family="text">
      <style:text-properties style:text-position="sub 58%" style:font-name="Liberation Serif1" fo:font-size="12pt" style:font-size-asian="10.5pt" style:font-size-complex="12pt"/>
    </style:style>
    <style:style style:name="T6" style:family="text">
      <style:text-properties style:text-position="sub 58%" style:font-name="Liberation Serif1" fo:font-style="normal" style:font-style-asian="normal" style:font-style-complex="normal"/>
    </style:style>
    <style:style style:name="T7" style:family="text">
      <style:text-properties style:text-position="sub 58%" style:font-name="Liberation Serif1" fo:font-style="normal" officeooo:rsid="00171af7" style:font-style-asian="normal" style:font-style-complex="normal"/>
    </style:style>
    <style:style style:name="T8" style:family="text">
      <style:text-properties style:text-position="sub 58%" style:font-name="Liberation Serif1" fo:font-size="18pt" fo:font-style="normal" officeooo:rsid="00171af7" style:font-size-asian="15.75pt" style:font-style-asian="normal" style:font-size-complex="18pt" style:font-style-complex="normal"/>
    </style:style>
    <style:style style:name="T9" style:family="text">
      <style:text-properties style:text-position="sub 58%" style:font-name="Liberation Serif1" fo:font-size="18pt" fo:font-style="normal" officeooo:rsid="001be88b" style:font-size-asian="15.75pt" style:font-style-asian="normal" style:font-size-complex="18pt" style:font-style-complex="normal"/>
    </style:style>
    <style:style style:name="T10" style:family="text">
      <style:text-properties style:text-position="0% 100%" style:font-name="Liberation Serif1"/>
    </style:style>
    <style:style style:name="T11" style:family="text">
      <style:text-properties style:text-position="0% 100%" style:font-name="Liberation Serif1" fo:font-size="12pt" style:font-size-asian="10.5pt" style:font-size-complex="12pt"/>
    </style:style>
    <style:style style:name="T12" style:family="text">
      <style:text-properties style:text-position="0% 100%" style:font-name="Liberation Serif1" fo:font-size="12pt" fo:font-style="normal" style:font-size-asian="10.5pt" style:font-style-asian="normal" style:font-size-complex="12pt" style:font-style-complex="normal"/>
    </style:style>
    <style:style style:name="T13" style:family="text">
      <style:text-properties style:text-position="0% 100%" style:font-name="Liberation Serif1" fo:font-size="12pt" fo:font-style="normal" officeooo:rsid="0019835d" style:font-size-asian="10.5pt" style:font-style-asian="normal" style:font-size-complex="12pt" style:font-style-complex="normal"/>
    </style:style>
    <style:style style:name="T14" style:family="text">
      <style:text-properties style:text-position="0% 100%" style:font-name="Liberation Serif1" fo:font-size="12pt" fo:font-style="normal" officeooo:rsid="001a281d" style:font-size-asian="10.5pt" style:font-style-asian="normal" style:font-size-complex="12pt" style:font-style-complex="normal"/>
    </style:style>
    <style:style style:name="T15" style:family="text">
      <style:text-properties style:text-position="0% 100%" style:font-name="Liberation Serif1" style:font-name-asian="Liberation Serif1" style:font-name-complex="Liberation Serif1"/>
    </style:style>
    <style:style style:name="T16" style:family="text">
      <style:text-properties style:text-position="0% 100%" style:font-name="Liberation Serif1" officeooo:rsid="001821e0"/>
    </style:style>
    <style:style style:name="T17" style:family="text">
      <style:text-properties style:text-position="0% 100%" style:font-name="Liberation Serif1" fo:font-style="italic" style:font-style-asian="italic" style:font-style-complex="italic"/>
    </style:style>
    <style:style style:name="T18" style:family="text">
      <style:text-properties style:text-position="0% 100%" style:font-name="Liberation Serif1" fo:font-style="italic" officeooo:rsid="001821e0" style:font-style-asian="italic" style:font-style-complex="italic"/>
    </style:style>
    <style:style style:name="T19" style:family="text">
      <style:text-properties style:text-position="0% 100%" style:font-name="Liberation Serif1" fo:font-style="italic" officeooo:rsid="00171af7" style:font-style-asian="italic" style:font-style-complex="italic"/>
    </style:style>
    <style:style style:name="T20" style:family="text">
      <style:text-properties style:text-position="0% 100%" style:font-name="Liberation Serif1" fo:font-style="italic" officeooo:rsid="001c0a37" style:font-style-asian="italic" style:font-style-complex="italic"/>
    </style:style>
    <style:style style:name="T21" style:family="text">
      <style:text-properties style:text-position="0% 100%" style:font-name="Liberation Serif1" fo:font-style="italic" style:text-underline-style="none" style:font-style-asian="italic" style:font-style-complex="italic"/>
    </style:style>
    <style:style style:name="T22" style:family="text">
      <style:text-properties style:text-position="0% 100%" style:font-name="Liberation Serif1" fo:font-style="italic" style:text-underline-style="none" officeooo:rsid="00171af7" style:font-style-asian="italic" style:font-style-complex="italic"/>
    </style:style>
    <style:style style:name="T23" style:family="text">
      <style:text-properties style:text-position="0% 100%" style:font-name="Liberation Serif1" fo:font-style="normal" style:font-style-asian="normal" style:font-style-complex="normal"/>
    </style:style>
    <style:style style:name="T24" style:family="text">
      <style:text-properties style:text-position="0% 100%" style:font-name="Liberation Serif1" fo:font-style="normal" officeooo:rsid="001821e0" style:font-style-asian="normal" style:font-style-complex="normal"/>
    </style:style>
    <style:style style:name="T25" style:family="text">
      <style:text-properties style:text-position="0% 100%" style:font-name="Liberation Serif1" fo:font-style="normal" officeooo:rsid="00171af7" style:font-style-asian="normal" style:font-style-complex="normal"/>
    </style:style>
    <style:style style:name="T26" style:family="text">
      <style:text-properties style:text-position="0% 100%" style:font-name="Liberation Serif1" fo:font-style="normal" officeooo:rsid="0019835d" style:font-style-asian="normal" style:font-style-complex="normal"/>
    </style:style>
    <style:style style:name="T27" style:family="text">
      <style:text-properties style:text-position="0% 100%" style:font-name="Liberation Serif1" fo:font-style="normal" officeooo:rsid="001c0a37" style:font-style-asian="normal" style:font-style-complex="normal"/>
    </style:style>
    <style:style style:name="T28" style:family="text">
      <style:text-properties style:text-position="0% 100%" style:font-name="Liberation Serif1" fo:font-size="18pt" fo:font-style="italic" officeooo:rsid="001821e0" style:font-size-asian="15.75pt" style:font-style-asian="italic" style:font-size-complex="18pt" style:font-style-complex="italic"/>
    </style:style>
    <style:style style:name="T29" style:family="text">
      <style:text-properties style:text-position="0% 100%" style:font-name="Liberation Serif1" fo:font-size="18pt" fo:font-style="normal" officeooo:rsid="001821e0" style:font-size-asian="15.75pt" style:font-style-asian="normal" style:font-size-complex="18pt" style:font-style-complex="normal"/>
    </style:style>
    <style:style style:name="T30" style:family="text">
      <style:text-properties style:text-position="0% 100%" style:font-name="Liberation Serif1" fo:font-size="18pt" fo:font-style="normal" officeooo:rsid="00171af7" style:font-size-asian="15.75pt" style:font-style-asian="normal" style:font-size-complex="18pt" style:font-style-complex="normal"/>
    </style:style>
    <style:style style:name="T31" style:family="text">
      <style:text-properties style:text-position="0% 100%" style:font-name="Liberation Serif1" fo:font-size="18pt" fo:font-style="normal" officeooo:rsid="001be88b" style:font-size-asian="15.75pt" style:font-style-asian="normal" style:font-size-complex="18pt" style:font-style-complex="normal"/>
    </style:style>
    <style:style style:name="T32" style:family="text">
      <style:text-properties style:text-position="super 58%" style:font-name="Liberation Serif1"/>
    </style:style>
    <style:style style:name="T33" style:family="text">
      <style:text-properties style:text-position="super 58%" style:font-name="Liberation Serif1" fo:font-style="normal" style:font-style-asian="normal" style:font-style-complex="normal"/>
    </style:style>
    <style:style style:name="T34" style:family="text">
      <style:text-properties style:text-position="super 58%" style:font-name="Liberation Serif1" fo:font-style="normal" officeooo:rsid="00171af7" style:font-style-asian="normal" style:font-style-complex="normal"/>
    </style:style>
    <style:style style:name="T35" style:family="text">
      <style:text-properties style:text-position="super 58%" style:font-name="Liberation Serif1" fo:font-size="18pt" fo:font-style="normal" officeooo:rsid="001be88b" style:font-size-asian="15.75pt" style:font-style-asian="normal" style:font-size-complex="18pt" style:font-style-complex="normal"/>
    </style:style>
    <style:style style:name="T36"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El problema que tenemos entre manos es una variación del típico Minimum Vertex Cover. Tenemos una tabla con una serie de incidencias que se distinguen entre sí por su ID. Cada incidencia tiene una gravedad y un tiempo estimado relacionados con ella. Además, tiene una serie de controles que tendrán que ser solucionados para considerar que la incidencia ha sido resuelta. Estos controles pueden coincidir de una incidencia a otra, de forma que si resolvemos una incidencia que comparte controles con otra, solucionamos esa otra incidencia a la vez. Lo que queremos hacer es quedarnos con un resultado óptimo quedándonos sólo con las incidencias que necesitemos, cumpliendo mientras a la vez las demás. Vamos a modelar este problema como un problema de optimización QUBO basándonos en parte en la ya conocida solución del MVC, por lo que es recomendable entender esta solución antes de continuar con este documento. Esta solución se explica en </text:span><text:a xlink:type="simple" xlink:href="https://arxiv.org/pdf/1811.11538.pdf" text:style-name="Internet_20_link" text:visited-style-name="Visited_20_Internet_20_Link"><text:span text:style-name="T1">https://arxiv.org/pdf/1811.11538.pdf</text:span></text:a><text:span text:style-name="T1"> en el punto 4.1.</text:span></text:p>
      <text:p text:style-name="P1"/>
      <text:p text:style-name="P1">Primero, vamos a ver los requisitos que tiene que cumplir nuestro programa:</text:p>
      <text:list xml:id="list4173971713" text:style-name="L1">
        <text:list-item>
          <text:p text:style-name="P10">Tenemos que elegir de un grupo de incidencias un resultado óptimo, de forma que todas las incidencias hayan sido resueltas ya sea de forma directa o indirecta.</text:p>
        </text:list-item>
        <text:list-item>
          <text:p text:style-name="P10">El resultado va a ser luego pasado por otro programa de optimización que considerará cuál es la mejor selección de incidencias teniendo en cuenta su relación precio/peso, siendo el precio la gravedad de la incidencia y el peso el tiempo. Por lo tanto, <text:span text:style-name="T2">lo recomendable es que la salida de nuestra solución nos muestre las incidencias que cumplan nuestra restricción con el menor tiempo total.</text:span></text:p>
        </text:list-item>
      </text:list>
      <text:p text:style-name="P1"/>
      <text:p text:style-name="P2">Para modelar una matriz BQM y usarla en nuestra solución, debemos primero generar la ecuación QUBO. Vamos a hablar primero de la parte a optimizar.</text:p>
      <text:p text:style-name="P2"/>
      <text:p text:style-name="P2">Como hemos dicho, nuestro objetivo es minimizar el tiempo total de las incidencias escogidas. Esto se hace con un simple sumatorio de los tiempos estimados de todas las incidencias seleccionadas. Quedaría de la siguiente forma:</text:p>
      <text:p text:style-name="P2"/>
      <text:p text:style-name="P5"><text:span text:style-name="T3">Σ(x</text:span><text:span text:style-name="T4">i</text:span><text:span text:style-name="T10"> * t</text:span><text:span text:style-name="T4">i</text:span><text:span text:style-name="T10">)</text:span></text:p>
      <text:p text:style-name="P11"/>
      <text:p text:style-name="P7"><text:span text:style-name="T11">Siendo x</text:span><text:span text:style-name="T5">i</text:span><text:span text:style-name="T11"> la variable binaria que determina que la incidencia i está o no seleccionada, y t</text:span><text:span text:style-name="T5">i</text:span><text:span text:style-name="T11"> el tiempo estimado relacionado con la incidencia i. Cabe destacar que nuestro objetivo es minimizar este objetivo, por lo que se tendrá que tener en cuenta cuando hagamos la ecuación QUBO final.</text:span></text:p>
      <text:p text:style-name="P11"/>
      <text:p text:style-name="P11">Modelar la restricción no va a ser tan sencillo. Vamos a analizar bien lo que tenemos entre manos. Las incidencias pueden ser cumplidas ya sea porque han sido seleccionadas o porque el conjunto de controles que la componen ya han sido resueltos por una o más incidencias seleccionadas. Si enfocamos este problema como un MVC, podríamos hacer que las incidencias que compartan controles estén relacionadas entre sí, y que sólo haga falta seleccionar a una de las dos incidencias para cumplir con nuestra solución. Desafortunadamente, no es tan sencillo. Tengamos en cuenta el siguiente caso:</text:p>
      <text:p text:style-name="P11"/>
      <table:table table:name="Tabla1" table:style-name="Tabla1">
        <table:table-column table:style-name="Tabla1.A"/>
        <table:table-column table:style-name="Tabla1.B"/>
        <table:table-row>
          <table:table-cell table:style-name="Tabla1.A1" office:value-type="string">
            <text:p text:style-name="P9">Incidencia</text:p>
          </table:table-cell>
          <table:table-cell table:style-name="Tabla1.A1" office:value-type="string">
            <text:p text:style-name="P9">Controles</text:p>
          </table:table-cell>
        </table:table-row>
        <table:table-row>
          <table:table-cell table:style-name="Tabla1.A1" office:value-type="string">
            <text:p text:style-name="P9">A</text:p>
          </table:table-cell>
          <table:table-cell table:style-name="Tabla1.A1" office:value-type="string">
            <text:p text:style-name="P9">1, 2</text:p>
          </table:table-cell>
        </table:table-row>
        <table:table-row>
          <table:table-cell table:style-name="Tabla1.A1" office:value-type="string">
            <text:p text:style-name="P9">B</text:p>
          </table:table-cell>
          <table:table-cell table:style-name="Tabla1.A1" office:value-type="string">
            <text:p text:style-name="P9">3, 4</text:p>
          </table:table-cell>
        </table:table-row>
        <table:table-row>
          <table:table-cell table:style-name="Tabla1.A1" office:value-type="string">
            <text:p text:style-name="P9">C</text:p>
          </table:table-cell>
          <table:table-cell table:style-name="Tabla1.A1" office:value-type="string">
            <text:p text:style-name="P9">1, 2, 3</text:p>
          </table:table-cell>
        </table:table-row>
      </table:table>
      <text:p text:style-name="P11"/>
      <text:p text:style-name="P11"/>
      <text:p text:style-name="P7"><text:span text:style-name="T10"><text:s/></text:span><text:span text:style-name="T11">Si seguimos el ejemplo del MVC, podríamos hacer que C estuviese relacionado con A y B, de forma que solucionando C solucionamos también esas dos incidencias. Sin embargo este no es el caso, ya que la incidencia B no estaría completa al estar el control 4 sin solucionar.</text:span></text:p>
      <text:p text:style-name="P11"><text:soft-page-break/>Podríamos hacer una complicada trama de relaciones entre las incidencias, haciendo que una incidencia estuviese relacionada a otra sólo en caso de que haya una tercera incidencia ya seleccionada. Sin embargo, he decidido ir por un camino más simple. Si en vez de centrarnos en las incidencias nos centramos en los controles, podemos encontrar una manera de sortear esta restricción.</text:p>
      <text:p text:style-name="P11"/>
      <text:p text:style-name="P11">Al final, lo que queremos es que todas las incidencias estén resueltas, y para determinar que una incidencia está solucionada nos fijamos en si sus controles han sido seleccionados o no. Dicho de otra forma, queremos que todos los controles tengan al menos una incidencia relacionada con él que haya sido seleccionada. Si todos los controles han sido solucionados, sabemos que todas las incidencias van a estarlo también. Vamos a formular esta restricción:</text:p>
      <text:p text:style-name="P11"/>
      <text:p text:style-name="P8"><text:span text:style-name="T10">i ϵ C</text:span><text:span text:style-name="T4">k</text:span><text:span text:style-name="T10"> → Σ(x</text:span><text:span text:style-name="T4">i</text:span><text:span text:style-name="T10">) </text:span><text:span text:style-name="T15">≥ 1</text:span></text:p>
      <text:p text:style-name="P12"/>
      <text:p text:style-name="P12">Siendo C el conjunto de incidencias relacionadas con el control k. Con esto controlamos que al menos 1 de las incidencias relacionadas con k han sido seleccionadas. Hacemos esto para todos los controles que tengamos y tenemos nuestra restricción completa:</text:p>
      <text:p text:style-name="P12"/>
      <text:p text:style-name="P8"><text:span text:style-name="T10">Σ</text:span><text:span text:style-name="T4">k </text:span><text:span text:style-name="T10">(Σ</text:span><text:span text:style-name="T4">i ϵ Ck</text:span><text:span text:style-name="T10"> (x</text:span><text:span text:style-name="T4">i</text:span><text:span text:style-name="T10"> – 1)</text:span><text:span text:style-name="T32">2</text:span><text:span text:style-name="T10">)</text:span></text:p>
      <text:p text:style-name="P12"/>
      <text:p text:style-name="P4"><text:span text:style-name="T10">Con esto ya podemos hacer nuestra ecuación QUBO final añadiendo un coeficiente de penalización </text:span><text:span text:style-name="T16">(</text:span><text:span text:style-name="T18">P</text:span><text:span text:style-name="T16">)</text:span><text:span text:style-name="T10">. La pregunta ahora es, ¿cuál escogemos? Aún no se puede determinar a ciencia cierta cómo encontrar este coeficiente, por ahora solo tenemos el método empírico. El coeficiente que funciona en esta solución en concreto es el tiempo estimado más alto de entre todas las incidencias más 1, de forma que la penalización siga afectando la solución. Con todo esto en cuenta, la ecuación QUBO final que se nos queda es la siguiente:</text:span></text:p>
      <text:p text:style-name="P12"/>
      <text:p text:style-name="P6"><text:span text:style-name="T10">Σ(x</text:span><text:span text:style-name="T4">i</text:span><text:span text:style-name="T10"> * t</text:span><text:span text:style-name="T4">i</text:span><text:span text:style-name="T10">) </text:span><text:span text:style-name="T16">+ </text:span><text:span text:style-name="T18">P </text:span><text:span text:style-name="T24">* </text:span><text:span text:style-name="T25">Σ</text:span><text:span text:style-name="T7">k </text:span><text:span text:style-name="T25">(Σ</text:span><text:span text:style-name="T7">i ϵ Ck</text:span><text:span text:style-name="T25"> (x</text:span><text:span text:style-name="T7">i</text:span><text:span text:style-name="T25"> – 1)</text:span><text:span text:style-name="T34">2</text:span><text:span text:style-name="T25">)</text:span></text:p>
      <text:p text:style-name="P13"/>
      <text:p text:style-name="P14"><text:span text:style-name="T25">C</text:span><text:span text:style-name="T23">on esto ya lo tendríamos todo para empezar a crear nuestro código.</text:span></text:p>
      <text:p text:style-name="P14"><text:span text:style-name="T23"/></text:p>
      <text:p text:style-name="P15"><text:span text:style-name="T23">Lo primero que queremos hacer es leer la tabla y quedarnos con los datos que necesitamos. Para esta solución he decidido modelar las incidencias y los controles como diccionarios porque luego nos ayudarán a buscar la información que necesitamos más rápidamente. </text:span><text:span text:style-name="T26">Las incidencias guardarán la gravedad y el tiempo estimado y usaremos como clave su Id, y los controles guardarán las Ids de las incidencias que vayamos leyendo. El método que se encarga de esto es createList con la ayuda de addControl. createList simplemente irá leyendo el archivo .csv yendo línea por línea. Cuando lea una incidencia comparará su Id con la anterior para comprobar si es otra entrada de la misma incidencia. Si es nueva, será añadida al diccionario de incidencias como una nueva entrada. Cada vez que se lea una nueva línea se añadirá un nuevo control por medio del método addControl. Este método comprobará si el control introducido es nuevo o ya está dentro de controles. Si es nuevo se añadirá como una nueva entrada con el id de la incidencia leída, y si se encuentra una coincidencia simplemente se añadirá el id de la incidencia a esa entrada.</text:span></text:p>
      <text:p text:style-name="P15"><text:span text:style-name="T26"/></text:p>
      <text:p text:style-name="P22"><text:span text:style-name="T13">Una vez tengamos nuestros dos diccionarios, es hora de crear el BQM con createBQM. Queremos guardar de antemano </text:span><text:span text:style-name="T14">las claves de los diccionarios de incidencias y controles, los tiempos estimados de las incidencias y el coeficiente de penalización. La parte fácil de la ecuación QUBO, el objetivo, se puede codificar con un simple bucle for que recorra la lista de incidencias y añada el tiempo de cada una como un término linear al BQM.</text:span></text:p>
      <text:p text:style-name="P22"><text:span text:style-name="T14"/></text:p>
      <text:p text:style-name="P23"><text:soft-page-break/><text:span text:style-name="T14">Para poder codificar la restricción, primero debemos quitarnos el cuadrado que tiene. Tenemos que tener en cuenta que estamos elevando al cuadrado un sumatorio; no tenemos un sólo término x, tenemos una matriz entera de términos. Para verlo más fácilmente, imaginemos que en vez del sumatorio de x, tenemos que elevar al cuadrado la suma de a, b, c y -1. Obtendríamos lo siguiente:</text:span></text:p>
      <text:p text:style-name="P24"><text:span text:style-name="T12"/></text:p>
      <text:p text:style-name="P25"><text:span text:style-name="T23">(a + b + c – 1)</text:span><text:span text:style-name="T33">2</text:span></text:p>
      <text:p text:style-name="P25"><text:span text:style-name="T23">a</text:span><text:span text:style-name="T33">2</text:span><text:span text:style-name="T23"> + b</text:span><text:span text:style-name="T33">2</text:span><text:span text:style-name="T23"> + c</text:span><text:span text:style-name="T33">2</text:span><text:span text:style-name="T23"> + 1</text:span><text:span text:style-name="T33">2</text:span><text:span text:style-name="T23"> + 2ab + 2ac + 2bc - 2a - 2b – 2c</text:span></text:p>
      <text:p text:style-name="P16"><text:span text:style-name="T23"/></text:p>
      <text:p text:style-name="P17"><text:span text:style-name="T23">Si volvemos a nuestro caso, a, b y c serían diferentes términos en nuestro sumatorio. Si aplicamos el cuadrado a nuestro caso, obtendremos lo siguiente:</text:span></text:p>
      <text:p text:style-name="P17"><text:span text:style-name="T23"/></text:p>
      <text:p text:style-name="P27"><text:span text:style-name="T18">P </text:span><text:span text:style-name="T24">* </text:span><text:span text:style-name="T25">Σ</text:span><text:span text:style-name="T7">k </text:span><text:span text:style-name="T25">(Σ</text:span><text:span text:style-name="T7">i ϵ Ck</text:span><text:span text:style-name="T25"> (x</text:span><text:span text:style-name="T7">i</text:span><text:span text:style-name="T25"> – 1)</text:span><text:span text:style-name="T34">2</text:span><text:span text:style-name="T25">)</text:span></text:p>
      <text:p text:style-name="P28"><text:span text:style-name="T28">P </text:span><text:span text:style-name="T29">* </text:span><text:span text:style-name="T30">Σ</text:span><text:span text:style-name="T8">k </text:span><text:span text:style-name="T30">(Σ</text:span><text:span text:style-name="T8">i, </text:span><text:span text:style-name="T9">j</text:span><text:span text:style-name="T8"> ϵ Ck</text:span><text:span text:style-name="T30"> (</text:span><text:span text:style-name="T31">x</text:span><text:span text:style-name="T9">i</text:span><text:span text:style-name="T35">2</text:span><text:span text:style-name="T31"> + 1</text:span><text:span text:style-name="T35">2</text:span><text:span text:style-name="T31"> + 2x</text:span><text:span text:style-name="T9">i</text:span><text:span text:style-name="T31">x</text:span><text:span text:style-name="T9">j</text:span><text:span text:style-name="T31"> – 2x</text:span><text:span text:style-name="T9">i</text:span><text:span text:style-name="T30">))</text:span></text:p>
      <text:p text:style-name="P18"><text:span text:style-name="T25"/></text:p>
      <text:p text:style-name="P19"><text:span text:style-name="T25">T</text:span><text:span text:style-name="T23">eniendo en cuenta que x solo puede tomar como valores 0 y 1, podemos eliminar el cuadrado que tiene ya que es irrelevante; así como el de 1:</text:span></text:p>
      <text:p text:style-name="P19"><text:span text:style-name="T23"/></text:p>
      <text:p text:style-name="P28"><text:span text:style-name="T28">P </text:span><text:span text:style-name="T29">* </text:span><text:span text:style-name="T30">Σ</text:span><text:span text:style-name="T8">k </text:span><text:span text:style-name="T30">(Σ</text:span><text:span text:style-name="T8">i, </text:span><text:span text:style-name="T9">j</text:span><text:span text:style-name="T8"> ϵ Ck</text:span><text:span text:style-name="T30"> (</text:span><text:span text:style-name="T31">x</text:span><text:span text:style-name="T9">i</text:span><text:span text:style-name="T31"> + 1 + 2x</text:span><text:span text:style-name="T9">i</text:span><text:span text:style-name="T31">x</text:span><text:span text:style-name="T9">j</text:span><text:span text:style-name="T31"> – 2x</text:span><text:span text:style-name="T9">i</text:span><text:span text:style-name="T30">))</text:span></text:p>
      <text:p text:style-name="P18"><text:span text:style-name="T25"/></text:p>
      <text:p text:style-name="P19"><text:span text:style-name="T25">O</text:span><text:span text:style-name="T23">peramos:</text:span></text:p>
      <text:p text:style-name="P19"><text:span text:style-name="T23"/></text:p>
      <text:p text:style-name="P26"><text:span text:style-name="T18">P </text:span><text:span text:style-name="T24">* </text:span><text:span text:style-name="T25">Σ</text:span><text:span text:style-name="T7">k </text:span><text:span text:style-name="T25">(Σ</text:span><text:span text:style-name="T7">i, </text:span><text:span text:style-name="T6">j</text:span><text:span text:style-name="T7"> ϵ Ck</text:span><text:span text:style-name="T25"> </text:span><text:span text:style-name="T23">(-x</text:span><text:span text:style-name="T6">i</text:span><text:span text:style-name="T23"> + 1 + 2x</text:span><text:span text:style-name="T6">i</text:span><text:span text:style-name="T23">x</text:span><text:span text:style-name="T6">j</text:span><text:span text:style-name="T25">))</text:span></text:p>
      <text:p text:style-name="P26"><text:span text:style-name="T25">Σ</text:span><text:span text:style-name="T7">k </text:span><text:span text:style-name="T25">(Σ</text:span><text:span text:style-name="T7">i, j ϵ Ck</text:span><text:span text:style-name="T25"> (-</text:span><text:span text:style-name="T17">P</text:span><text:span text:style-name="T25">x</text:span><text:span text:style-name="T7">i</text:span><text:span text:style-name="T25"> +</text:span><text:span text:style-name="T19"> P</text:span><text:span text:style-name="T25"> </text:span><text:span text:style-name="T25">+ 2</text:span><text:span text:style-name="T21">P</text:span><text:span text:style-name="T25">x</text:span><text:span text:style-name="T7">i</text:span><text:span text:style-name="T25">x</text:span><text:span text:style-name="T7">j</text:span><text:span text:style-name="T25">))</text:span></text:p>
      <text:p text:style-name="P19"><text:span text:style-name="T25"/></text:p>
      <text:p text:style-name="P19"><text:span text:style-name="T25">Y </text:span><text:span text:style-name="T23">quitamos la parte constante ya que no afecta a nuestra solución:</text:span></text:p>
      <text:p text:style-name="P19"><text:span text:style-name="T23"/></text:p>
      <text:p text:style-name="P26"><text:span text:style-name="T25">Σ</text:span><text:span text:style-name="T7">k </text:span><text:span text:style-name="T25">(Σ</text:span><text:span text:style-name="T7">i, j ϵ Ck</text:span><text:span text:style-name="T25"> (-</text:span><text:span text:style-name="T19">P</text:span><text:span text:style-name="T25">x</text:span><text:span text:style-name="T7">i </text:span><text:span text:style-name="T25">+ 2</text:span><text:span text:style-name="T22">P</text:span><text:span text:style-name="T25">x</text:span><text:span text:style-name="T7">i</text:span><text:span text:style-name="T25">x</text:span><text:span text:style-name="T7">j</text:span><text:span text:style-name="T25">))</text:span></text:p>
      <text:p text:style-name="P19"><text:span text:style-name="T25"/></text:p>
      <text:p text:style-name="P20"><text:span text:style-name="T25">L</text:span><text:span text:style-name="T23">a ecuación final nos da una parte linear (-</text:span><text:span text:style-name="T17">P</text:span><text:span text:style-name="T23">x</text:span><text:span text:style-name="T6">i</text:span><text:span text:style-name="T23">) y una parte cuadrática (2</text:span><text:span text:style-name="T17">P</text:span><text:span text:style-name="T23">x</text:span><text:span text:style-name="T6">i</text:span><text:span text:style-name="T23">x</text:span><text:span text:style-name="T6">j</text:span><text:span text:style-name="T23">). Ahora tenemos que ir sumando de forma cumulativa estos términos siguiendo los índices de los sumatorios.</text:span></text:p>
      <text:p text:style-name="P20"><text:span text:style-name="T23"/></text:p>
      <text:p text:style-name="P20"><text:span text:style-name="T23">Justo después del bucle for que codificaba el objetivo, tenemos un doble bucle for. El término de fuera, k, irá tomando el valor de las Ids de los controles; e i tomará el valor de las Ids de las incidencias del control k. Por cada i, sumaremos -</text:span><text:span text:style-name="T17">P</text:span><text:span text:style-name="T23"> al término linear correspondiente a la incidencia i.</text:span></text:p>
      <text:p text:style-name="P20"><text:span text:style-name="T23"/></text:p>
      <text:p text:style-name="P20"><text:span text:style-name="T23">El siguiente paso es codificar la parte cuadrática. El primer doble bucle sirve para inicializar los términos lineares; es en el triple bucle en el que iremos modificando estos valores. </text:span><text:span text:style-name="T27">Este bucle es igual que el anterior, pero añadimos un tercer índice j que nos ayudará a recorrer las Ids de forma cuadrática. Por cada combinación de i y j, sumaremos 2</text:span><text:span text:style-name="T20">P</text:span><text:span text:style-name="T27"> al término cuadrático correspondiente a la incidencia i, j.</text:span></text:p>
      <text:p text:style-name="P20"><text:span text:style-name="T27"/></text:p>
      <text:p text:style-name="P21"><text:span text:style-name="T27">E</text:span><text:span text:style-name="T23">l resto del código es el creador del sample, el envío del BQM generado y el procesamiento de la solució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9:17:05.406604122</meta:creation-date>
    <dc:date>2021-03-16T18:48:35.261421116</dc:date>
    <meta:editing-duration>PT8M15S</meta:editing-duration>
    <meta:editing-cycles>2</meta:editing-cycles>
    <meta:generator>LibreOffice/6.4.6.2$Linux_X86_64 LibreOffice_project/40$Build-2</meta:generator>
    <meta:document-statistic meta:table-count="1" meta:image-count="0" meta:object-count="0" meta:page-count="3" meta:paragraph-count="45" meta:word-count="1489" meta:character-count="8555" meta:non-whitespace-character-count="7105"/>
  </office:meta>
</office:document-meta>
</file>